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92cm" table:align="left" style:shadow="none"/>
    </style:style>
    <style:style style:name="Table1.A" style:family="table-column">
      <style:table-column-properties style:column-width="1.499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4.389cm"/>
    </style:style>
    <style:style style:name="Table1.F" style:family="table-column">
      <style:table-column-properties style:column-width="4.3cm"/>
    </style:style>
    <style:style style:name="Table1.A1" style:family="table-cell">
      <style:table-cell-properties fo:padding="0.097cm" fo:border="none"/>
    </style:style>
    <style:style style:name="Table4" style:family="table">
      <style:table-properties style:width="11.4cm" table:align="center" style:shadow="none"/>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8cm" table:align="left" style:shadow="none"/>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5cm"/>
    </style:style>
    <style:style style:name="Table2.A1" style:family="table-cell">
      <style:table-cell-properties fo:padding="0.097cm" fo:border="none"/>
    </style:style>
    <style:style style:name="Table3" style:family="table">
      <style:table-properties style:width="10.298cm" table:align="left" style:shadow="none"/>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5cm"/>
    </style:style>
    <style:style style:name="Table3.A1" style:family="table-cell">
      <style:table-cell-properties fo:padding="0.097cm" fo:border="none"/>
    </style:style>
    <style:style style:name="Table5" style:family="table">
      <style:table-properties style:width="11.71cm" table:align="center" style:shadow="none"/>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officeooo:paragraph-rsid="0009ab6a"/>
    </style:style>
    <style:style style:name="P3" style:family="paragraph" style:parent-style-name="Standard">
      <style:text-properties style:text-position="0% 100%" officeooo:paragraph-rsid="0009ab6a"/>
    </style:style>
    <style:style style:name="P4" style:family="paragraph" style:parent-style-name="Heading_20_2">
      <style:text-properties officeooo:paragraph-rsid="0009fc31"/>
    </style:style>
    <style:style style:name="P5" style:family="paragraph" style:parent-style-name="Text_20_body">
      <style:text-properties officeooo:paragraph-rsid="000e2b33"/>
    </style:style>
    <style:style style:name="P6" style:family="paragraph" style:parent-style-name="Text_20_body" style:list-style-name="L1">
      <style:text-properties officeooo:paragraph-rsid="000e2b33"/>
    </style:style>
    <style:style style:name="P7" style:family="paragraph" style:parent-style-name="Text_20_body">
      <style:text-properties officeooo:paragraph-rsid="000f96b6"/>
    </style:style>
    <style:style style:name="P8" style:family="paragraph" style:parent-style-name="Text_20_body">
      <style:paragraph-properties fo:line-height="0.353cm"/>
      <style:text-properties officeooo:paragraph-rsid="000f96b6"/>
    </style:style>
    <style:style style:name="P9" style:family="paragraph" style:parent-style-name="Text_20_body">
      <style:text-properties officeooo:rsid="000fc573"/>
    </style:style>
    <style:style style:name="P10" style:family="paragraph" style:parent-style-name="Text_20_body">
      <style:text-properties officeooo:rsid="000fc573" officeooo:paragraph-rsid="000fc573"/>
    </style:style>
    <style:style style:name="P11" style:family="paragraph" style:parent-style-name="Text_20_body">
      <style:text-properties officeooo:rsid="000fc573" officeooo:paragraph-rsid="001301f0"/>
    </style:style>
    <style:style style:name="P12" style:family="paragraph" style:parent-style-name="Text_20_body">
      <style:text-properties officeooo:rsid="000fc573" officeooo:paragraph-rsid="00141119"/>
    </style:style>
    <style:style style:name="P13" style:family="paragraph" style:parent-style-name="Text_20_body">
      <style:text-properties officeooo:paragraph-rsid="000fc573"/>
    </style:style>
    <style:style style:name="P14" style:family="paragraph" style:parent-style-name="Text_20_body">
      <style:text-properties officeooo:paragraph-rsid="00112317"/>
    </style:style>
    <style:style style:name="P15" style:family="paragraph" style:parent-style-name="Text_20_body">
      <style:text-properties officeooo:paragraph-rsid="001180ad"/>
    </style:style>
    <style:style style:name="P16" style:family="paragraph" style:parent-style-name="Text_20_body">
      <style:text-properties officeooo:rsid="0012e33d" officeooo:paragraph-rsid="0012e33d"/>
    </style:style>
    <style:style style:name="P17" style:family="paragraph" style:parent-style-name="Text_20_body">
      <style:text-properties officeooo:paragraph-rsid="001301f0"/>
    </style:style>
    <style:style style:name="P18" style:family="paragraph" style:parent-style-name="Text_20_body">
      <style:text-properties officeooo:paragraph-rsid="00141119"/>
    </style:style>
    <style:style style:name="P19" style:family="paragraph" style:parent-style-name="Text_20_body">
      <style:text-properties officeooo:paragraph-rsid="0015d65f"/>
    </style:style>
    <style:style style:name="P20" style:family="paragraph" style:parent-style-name="Text_20_body">
      <style:text-properties officeooo:paragraph-rsid="0017f9e3"/>
    </style:style>
    <style:style style:name="P21" style:family="paragraph" style:parent-style-name="Text_20_body">
      <style:text-properties officeooo:rsid="0017f9e3" officeooo:paragraph-rsid="0017f9e3"/>
    </style:style>
    <style:style style:name="P22" style:family="paragraph" style:parent-style-name="Title" style:master-page-name="Standard">
      <style:paragraph-properties style:page-number="1"/>
    </style:style>
    <style:style style:name="P23" style:family="paragraph" style:parent-style-name="Table_20_Contents">
      <style:text-properties officeooo:rsid="000fc573" officeooo:paragraph-rsid="000fc573"/>
    </style:style>
    <style:style style:name="P24" style:family="paragraph" style:parent-style-name="Table_20_Contents">
      <style:text-properties officeooo:rsid="000fc573" officeooo:paragraph-rsid="001301f0"/>
    </style:style>
    <style:style style:name="P25" style:family="paragraph" style:parent-style-name="Table_20_Contents">
      <style:text-properties officeooo:paragraph-rsid="000fc573"/>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officeooo:rsid="0012e33d" officeooo:paragraph-rsid="0012e33d"/>
    </style:style>
    <style:style style:name="P28" style:family="paragraph" style:parent-style-name="Table_20_Contents">
      <style:paragraph-properties fo:text-align="center" style:justify-single-word="false"/>
      <style:text-properties officeooo:rsid="0012e33d" officeooo:paragraph-rsid="0012e33d"/>
    </style:style>
    <style:style style:name="P29" style:family="paragraph" style:parent-style-name="Table_20_Contents">
      <style:text-properties officeooo:paragraph-rsid="001301f0"/>
    </style:style>
    <style:style style:name="P30" style:family="paragraph" style:parent-style-name="Table_20_Contents">
      <style:text-properties officeooo:rsid="001301f0" officeooo:paragraph-rsid="001301f0"/>
    </style:style>
    <style:style style:name="P31" style:family="paragraph" style:parent-style-name="Table_20_Contents">
      <style:text-properties officeooo:rsid="0017f9e3" officeooo:paragraph-rsid="0017f9e3"/>
    </style:style>
    <style:style style:name="P32" style:family="paragraph" style:parent-style-name="Footnote">
      <style:text-properties officeooo:rsid="001b0e73" officeooo:paragraph-rsid="001b0e73"/>
    </style:style>
    <style:style style:name="T1" style:family="text">
      <style:text-properties style:text-position="0% 100%"/>
    </style:style>
    <style:style style:name="T2" style:family="text">
      <style:text-properties style:text-position="0% 100%" officeooo:rsid="0009ab6a"/>
    </style:style>
    <style:style style:name="T3" style:family="text">
      <style:text-properties style:text-position="0% 100%" officeooo:rsid="0009fc31"/>
    </style:style>
    <style:style style:name="T4" style:family="text">
      <style:text-properties style:text-position="0% 100%" officeooo:rsid="0017f9e3"/>
    </style:style>
    <style:style style:name="T5" style:family="text">
      <style:text-properties style:text-position="0% 100%" fo:font-style="italic" style:font-style-asian="italic" style:font-style-complex="italic"/>
    </style:style>
    <style:style style:name="T6" style:family="text">
      <style:text-properties officeooo:rsid="0009ab6a"/>
    </style:style>
    <style:style style:name="T7" style:family="text">
      <style:text-properties officeooo:rsid="0009fc31"/>
    </style:style>
    <style:style style:name="T8" style:family="text">
      <style:text-properties officeooo:rsid="000be82d"/>
    </style:style>
    <style:style style:name="T9" style:family="text">
      <style:text-properties officeooo:rsid="000c377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c3772"/>
    </style:style>
    <style:style style:name="T12" style:family="text">
      <style:text-properties officeooo:rsid="000e2b33"/>
    </style:style>
    <style:style style:name="T13" style:family="text">
      <style:text-properties fo:font-style="italic" style:font-style-asian="italic" style:font-style-complex="italic"/>
    </style:style>
    <style:style style:name="T14" style:family="text">
      <style:text-properties fo:font-style="italic" officeooo:rsid="0017f9e3" style:font-style-asian="italic" style:font-style-complex="italic"/>
    </style:style>
    <style:style style:name="T15" style:family="text">
      <style:text-properties officeooo:rsid="000f96b6"/>
    </style:style>
    <style:style style:name="T16" style:family="text">
      <style:text-properties officeooo:rsid="000fc573"/>
    </style:style>
    <style:style style:name="T17" style:family="text">
      <style:text-properties officeooo:rsid="00112317"/>
    </style:style>
    <style:style style:name="T18" style:family="text">
      <style:text-properties officeooo:rsid="001180ad"/>
    </style:style>
    <style:style style:name="T19" style:family="text">
      <style:text-properties officeooo:rsid="0011e6e8"/>
    </style:style>
    <style:style style:name="T20" style:family="text">
      <style:text-properties officeooo:rsid="0012e33d"/>
    </style:style>
    <style:style style:name="T21" style:family="text">
      <style:text-properties officeooo:rsid="001301f0"/>
    </style:style>
    <style:style style:name="T22" style:family="text">
      <style:text-properties fo:font-size="12pt" officeooo:rsid="0014cdca" style:font-size-asian="12pt" style:font-size-complex="12pt"/>
    </style:style>
    <style:style style:name="T23" style:family="text">
      <style:text-properties officeooo:rsid="0015d65f"/>
    </style:style>
    <style:style style:name="T24" style:family="text">
      <style:text-properties officeooo:rsid="0017f9e3"/>
    </style:style>
    <style:style style:name="T25" style:family="text">
      <style:text-properties officeooo:rsid="001ab5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5 SYSTEM—AN INTERPRETER FOR THE NASCOM ONE <text:span text:style-name="T22">by Raymond Anderson</text:span></text:p>
      <text:p text:style-name="Heading_20_2">Nascom Implementation </text:p>
      <text:p text:style-name="Text_20_body">The M5 interpreter was designed for implementation on small 8 bit microcomputers and the Nascom one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will set up its cursor to inform the user where an error ocur<text:span text:style-name="T8">r</text:span>ed.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8">5</text:span> is a very fast interpreter, although loops are not as fast as in machine code because each loop involves a small search. A well written M5 program will carry out general calculations at about 1/3-1/5 of the speed of machine code. (M5 programs are usually much faster to write and debug of course!)</text:p>
      <text:p text:style-name="Text_20_body"><text:span text:style-name="T1">The user may write programs of about 230 bytes in length—quite large </text:span><text:span text:style-name="T2">in</text:span><text:span text:style-name="T1"> M5. Overlarge programs may cause trouble when entered, but the most likely indication of an overflow is a lot of garbage appea</text:span>ring on the end of the program when it is listed. </text:p>
      <text:p text:style-name="Heading_20_2">Introduction </text:p>
      <text:p text:style-name="P1">The M<text:span text:style-name="T6">5</text:span> system is entered by typing EC60 when M<text:span text:style-name="T6">5</text:span> has been entered into user RAM. The prompt “M<text:span text:style-name="T6">5:”</text:span> should then appear at the bottom of the screen, indicating that the system is in the command mode. Commands which may be entered now are: </text:p>
      <text:p text:style-name="P1"/>
      <text:p text:style-name="P3"><text:soft-page-break/>I<text:tab/>Input a new program and destroy the previous one. System responds with a newline and <text:tab/>waits for the user to enter a program. Input is terminated by a semi-colon, which returns <text:tab/>the user to the command made.</text:p>
      <text:p text:style-name="P3">L<text:tab/>List the program currently in store and return to command mode. </text:p>
      <text:p text:style-name="P3">R<text:tab/>Run the current program starting at the first symbol, after printing a newline.</text:p>
      <text:p text:style-name="P3">E<text:tab/>Edit the current program, inserting the character pointer at the place the last instruction <text:tab/>was ex<text:span text:style-name="T6">e</text:span>cu<text:span text:style-name="T6">t</text:span>ed-or where an error was found. (See section on editor.)</text:p>
      <text:p text:style-name="P3">RS<text:tab/>RESET the Nascom. This will cause a return to Nasbug. However, the current program <text:tab/>and value of X will be maintained ready for typing EC60 to resume programming. <text:tab/>RESET must also be used to st<text:span text:style-name="T6">op</text:span> a looping program.</text:p>
      <text:p text:style-name="Heading_20_3">Initialisation</text:p>
      <text:p text:style-name="P1">When entering M5 for the first lime after loading it, it is best to ini<text:span text:style-name="T8">ti</text:span>alise the user work area by entering and running a null program. This is done as follows: (Underlined characters ar<text:span text:style-name="T8">e</text:span> typed by the system.)</text:p>
      <text:p text:style-name="P1"/>
      <text:p text:style-name="normal"><text:span text:style-name="Source_20_Text">M5:</text:span><text:span text:style-name="Source_20_Text"><text:span text:style-name="T11">I</text:span></text:span><text:span text:style-name="Source_20_Text">nput</text:span></text:p>
      <text:p text:style-name="normal"><text:span text:style-name="Source_20_Text"><text:span text:style-name="T10">;</text:span></text:span><text:span text:style-name="Source_20_Text"><text:tab/> <text:tab/><text:tab/>(</text:span><text:span text:style-name="Source_20_Text"><text:span text:style-name="T9">i.e. t</text:span></text:span><text:span text:style-name="Source_20_Text">erminate input after entering nothing!!!)</text:span></text:p>
      <text:p text:style-name="normal"><text:span text:style-name="Source_20_Text">M5:</text:span><text:span text:style-name="Source_20_Text"><text:span text:style-name="T10">R</text:span></text:span><text:span text:style-name="Source_20_Text"> <text:tab/><text:tab/><text:tab/>(Null program simply results in a carriage return.)</text:span></text:p>
      <text:p text:style-name="normal"><text:span text:style-name="Source_20_Text">M5: <text:tab/><text:tab/><text:tab/>(System is now initialised.)</text:span></text:p>
      <text:p text:style-name="Heading_20_3">Other commands</text:p>
      <text:p text:style-name="P1">MS will respond with a new prompt to any unknown command letter.</text:p>
      <text:p text:style-name="Heading_20_3">Errors on input</text:p>
      <text:p text:style-name="Text_20_body">A backspace will delete the last character only when in input mode. It may seem misleading if used to backspace up a line. (Try it and see!)</text:p>
      <text:p text:style-name="Text_20_body">Backspaces can be inserted into a string in the program by using the INSERT command in EDIT mode. Semicolons are illegal characters inside an M5 program.</text:p>
      <text:p text:style-name="Text_20_body">Shift-Backspace is a legal character in strings.</text:p>
      <text:p text:style-name="Heading_20_2">BASIC M5 LANGUAGE PRINCIPLES</text:p>
      <text:p text:style-name="Heading_20_3">M5 Arithmetic</text:p>
      <text:p text:style-name="Text_20_body">The basic elements handled in standard M5 are 16 bit unsigned integers, which are adequate for most games and simple simulation or number manipulation. Numbers are in the range 0 - 65535 (decimal) and are modulo 65536 so 65536 seems the same as zero to the language.</text:p>
      <text:p text:style-name="Text_20_body">Operators permitted in M5 are: </text:p>
      <text:p text:style-name="P5"><text:tab/>* (multiply) <text:s text:c="2"/>/ (divide) <text:s text:c="2"/><text:span text:style-name="T12">+</text:span> (add) <text:s text:c="2"/>- (subtract) <text:s text:c="2"/><text:span text:style-name="T12">£</text:span> (-1) <text:s text:c="2"/>* (<text:span text:style-name="T12">+1</text:span>)</text:p>
      <text:p text:style-name="P5"><text:soft-page-break/>the last two ar<text:span text:style-name="T12">e</text:span> included for faster execution if required, and for compact programming of loop control. (Se<text:span text:style-name="T12">e</text:span> later). </text:p>
      <text:p text:style-name="Heading_20_3">The Stack </text:p>
      <text:p text:style-name="P1">An important aspect of M5 which is quite powerful once it is understood, is its stack based (Reverse polish) expression analysis. This system requires no parentheses and it can be used to evaluate arbitrary expressions quickly. The M5 algebraic system is similar to that found on some calculators and the analogy with a calculator is used in these notes. </text:p>
      <text:p text:style-name="Heading_20_3">The Current Value</text:p>
      <text:p text:style-name="P5"><text:span text:style-name="T1">On a pocket calcul</text:span>ator, the Idea of a current value is easy to understand as it appears on the display and is often called "x". In M<text:span text:style-name="T12">5</text:span> there Is also a current value (called "<text:span text:style-name="T12">x</text:span>”) and it is altered only in the following circumstances:</text:p>
      <text:list xml:id="list117387734" text:style-name="L1">
        <text:list-item>
          <text:p text:style-name="P6">If a number appears in the program (not in a string) x takes its value.</text:p>
        </text:list-item>
        <text:list-item>
          <text:p text:style-name="P6">On encountering an identifier A-<text:span text:style-name="T12">Z</text:span> x <text:span text:style-name="T12">t</text:span>akes the value stored there.</text:p>
        </text:list-item>
        <text:list-item>
          <text:p text:style-name="P6">On encountering a ? (not after <text:span text:style-name="T12">=</text:span> ) x <text:span text:style-name="T12">t</text:span>akes its value from the keyboard.</text:p>
        </text:list-item>
        <text:list-item>
          <text:p text:style-name="P6">After a diadic operator (/ - <text:span text:style-name="T12">+ *</text:span>) x becomes the result.</text:p>
        </text:list-item>
        <text:list-item>
          <text:p text:style-name="P6">If x is incremented or decremented (using &amp; or <text:span text:style-name="T12">£</text:span>). </text:p>
        </text:list-item>
      </text:list>
      <text:p text:style-name="Heading_20_3">Variables </text:p>
      <text:p text:style-name="P5">As in most other languages, M5 has variables A-Z and a special one <text:span text:style-name="T12">@</text:span>. One of these variables becomes current by simply quoting it in the p<text:span text:style-name="T12">r</text:span>ogram. (point 2 above).</text:p>
      <text:p text:style-name="P5"><text:span text:style-name="T12">x</text:span> may be stored in a var<text:span text:style-name="T12">i</text:span>able by simply using =<text:span text:style-name="T13">k</text:span> where <text:span text:style-name="T13">k</text:span> is a variable name.</text:p>
      <text:p text:style-name="P7"><text:span text:style-name="T12">If =? </text:span>is used, the current value (x) is displayed as a decimal number on the screen. (This is how numbers are output in M5).</text:p>
      <text:p text:style-name="P7">EXAMPLES (These are all legal M5 programs- Try if unsure!)</text:p>
      <text:p text:style-name="P7">(i) A<text:tab/><text:tab/>What is in location A is now also i<text:span text:style-name="T15">n</text:span> x (the current value).</text:p>
      <text:p text:style-name="P7">(ii) ABC<text:tab/>x takes on the values in A then B then C and keeps the value C. </text:p>
      <text:p text:style-name="P7">(<text:span text:style-name="T15">iii)</text:span> 23 <text:tab/><text:tab/>x becomes 23.</text:p>
      <text:p text:style-name="P7">(<text:span text:style-name="T15">i</text:span>v) 23A <text:tab/>x becomes 23, <text:span text:style-name="T15">th</text:span>en x becomes A (<text:span text:style-name="T15">i.e., </text:span>the number in A).</text:p>
      <text:p text:style-name="P7">(v) 23 4<text:span text:style-name="T15">5</text:span>6 <text:tab/>x becomes 23 and <text:span text:style-name="T15">t</text:span>hen x becomes 456.</text:p>
      <text:p text:style-name="P7">(vi) A<text:span text:style-name="T15">=</text:span>B <text:tab/>x becomes A, then this value is stored in B.</text:p>
      <text:p text:style-name="P7">(vii) A<text:span text:style-name="T15">=</text:span>B<text:span text:style-name="T15">=C=</text:span>D x becomes A . then this value is put into B, C and D.</text:p>
      <text:p text:style-name="P7">(viii) A<text:span text:style-name="T15">=?D=?<text:tab/></text:span>x becomes A and this is displayed, then x becomes B and is displayed.</text:p>
      <text:p text:style-name="P7"><text:soft-page-break/>(ix) <text:span text:style-name="T15">=?=A<text:tab/></text:span>what is in x (left from last program) is displayed and pu<text:span text:style-name="T15">t</text:span> in A.</text:p>
      <text:p text:style-name="P7">N.B. If you want to check what is going on, put the characters: =? in your program and x at these points will be printed. </text:p>
      <text:p text:style-name="P7">For neatness and readability use: =? “ " which separates No’s by a space. E.G. 23<text:span text:style-name="T15">=?” “ 11111 =? </text:span>will produce: 00023 11111 as output if run.</text:p>
      <text:p text:style-name="Heading_20_2">Calculating </text:p>
      <text:p text:style-name="P7">When a comma is encountered in an M5 program, the value of x is put on the top of the stack - pushing down all other members. We can represent the stack diagramatically to show what happens.</text:p>
      <text:p text:style-name="P8"><text:span text:style-name="Source_20_Text">Imagine the M</text:span><text:span text:style-name="Source_20_Text"><text:span text:style-name="T15">5</text:span></text:span><text:span text:style-name="Source_20_Text"> program: </text:span><text:span text:style-name="Source_20_Text"><text:span text:style-name="T15">A,33,,BA <text:s text:c="5"/>W</text:span></text:span><text:span text:style-name="Source_20_Text">here initially A</text:span><text:span text:style-name="Source_20_Text"><text:span text:style-name="T15">=</text:span></text:span><text:span text:style-name="Source_20_Text">l and B</text:span><text:span text:style-name="Source_20_Text"><text:span text:style-name="T15">=</text:span></text:span><text:span text:style-name="Source_20_Text">2</text:span></text:p>
      <text:p text:style-name="P8"><text:span text:style-name="Source_20_Text"><text:s text:c="18"/>step: abcdefgh <text:s text:c="5"/>(could have run l=A2=3 before)</text:span></text:p>
      <text:p text:style-name="P7">and follow it step by step: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3">STEP</text:p>
          </table:table-cell>
          <table:table-cell table:style-name="Table1.A1" office:value-type="string">
            <text:p text:style-name="P23">SYMBOL</text:p>
          </table:table-cell>
          <table:table-cell table:style-name="Table1.A1" office:value-type="string">
            <text:p text:style-name="P23">MEANS</text:p>
          </table:table-cell>
          <table:table-cell table:style-name="Table1.A1" office:value-type="string">
            <text:p text:style-name="P23">x</text:p>
          </table:table-cell>
          <table:table-cell table:style-name="Table1.A1" office:value-type="string">
            <text:p text:style-name="P23">top--STACK--bottom-&gt;</text:p>
          </table:table-cell>
          <table:table-cell table:style-name="Table1.A1" office:value-type="string">
            <text:p text:style-name="P23">y (top element of stack)</text:p>
          </table:table-cell>
        </table:table-row>
        <table:table-row>
          <table:table-cell table:style-name="Table1.A1" office:value-type="string">
            <text:p text:style-name="P23">a</text:p>
          </table:table-cell>
          <table:table-cell table:style-name="Table1.A1" office:value-type="string">
            <text:p text:style-name="P23"><text:span text:style-name="Source_20_Text">A</text:span></text:p>
          </table:table-cell>
          <table:table-cell table:style-name="Table1.A1" office:value-type="string">
            <text:p text:style-name="P23">Load A</text:p>
          </table:table-cell>
          <table:table-cell table:style-name="Table1.A1" office:value-type="string">
            <text:p text:style-name="P23">1</text:p>
          </table:table-cell>
          <table:table-cell table:style-name="Table1.A1" office:value-type="string">
            <text:p text:style-name="Table_20_Contents"><text:span text:style-name="Source_20_Text">- <text:s/>- <text:s/>- <text:s/>-</text:span></text:p>
          </table:table-cell>
          <table:table-cell table:style-name="Table1.A1" office:value-type="string">
            <text:p text:style-name="P23">unknown</text:p>
          </table:table-cell>
        </table:table-row>
        <table:table-row>
          <table:table-cell table:style-name="Table1.A1" office:value-type="string">
            <text:p text:style-name="P23">b</text:p>
          </table:table-cell>
          <table:table-cell table:style-name="Table1.A1" office:value-type="string">
            <text:p text:style-name="Table_20_Contents"><text:span text:style-name="Source_20_Text">,</text:span></text:p>
          </table:table-cell>
          <table:table-cell table:style-name="Table1.A1" office:value-type="string">
            <text:p text:style-name="P23">Push x</text:p>
          </table:table-cell>
          <table:table-cell table:style-name="Table1.A1" office:value-type="string">
            <text:p text:style-name="P23">1</text:p>
          </table:table-cell>
          <table:table-cell table:style-name="Table1.A1" office:value-type="string">
            <text:p text:style-name="P25"><text:span text:style-name="Source_20_Text"><text:span text:style-name="T16">1 <text:s/>- <text:s/>- <text:s/>- </text:span></text:span></text:p>
          </table:table-cell>
          <table:table-cell table:style-name="Table1.A1" office:value-type="string">
            <text:p text:style-name="P23">1</text:p>
          </table:table-cell>
        </table:table-row>
        <table:table-row>
          <table:table-cell table:style-name="Table1.A1" office:value-type="string">
            <text:p text:style-name="P23">c-d</text:p>
          </table:table-cell>
          <table:table-cell table:style-name="Table1.A1" office:value-type="string">
            <text:p text:style-name="P23"><text:span text:style-name="Source_20_Text">33</text:span></text:p>
          </table:table-cell>
          <table:table-cell table:style-name="Table1.A1" office:value-type="string">
            <text:p text:style-name="P23">Load 33</text:p>
          </table:table-cell>
          <table:table-cell table:style-name="Table1.A1" office:value-type="string">
            <text:p text:style-name="P23">33</text:p>
          </table:table-cell>
          <table:table-cell table:style-name="Table1.A1" office:value-type="string">
            <text:p text:style-name="P25"><text:span text:style-name="Source_20_Text"><text:span text:style-name="T16">1 <text:s/>- <text:s/>- <text:s/>- </text:span></text:span></text:p>
          </table:table-cell>
          <table:table-cell table:style-name="Table1.A1" office:value-type="string">
            <text:p text:style-name="P23">1</text:p>
          </table:table-cell>
        </table:table-row>
        <table:table-row>
          <table:table-cell table:style-name="Table1.A1" office:value-type="string">
            <text:p text:style-name="P23">e</text:p>
          </table:table-cell>
          <table:table-cell table:style-name="Table1.A1" office:value-type="string">
            <text:p text:style-name="Table_20_Contents"><text:span text:style-name="Source_20_Text">,</text:span></text:p>
          </table:table-cell>
          <table:table-cell table:style-name="Table1.A1" office:value-type="string">
            <text:p text:style-name="P23">Push x</text:p>
          </table:table-cell>
          <table:table-cell table:style-name="Table1.A1" office:value-type="string">
            <text:p text:style-name="P23">33</text:p>
          </table:table-cell>
          <table:table-cell table:style-name="Table1.A1" office:value-type="string">
            <text:p text:style-name="P25"><text:span text:style-name="Source_20_Text"><text:span text:style-name="T16">33 1 <text:s/>- <text:s/>-</text:span></text:span></text:p>
          </table:table-cell>
          <table:table-cell table:style-name="Table1.A1" office:value-type="string">
            <text:p text:style-name="P23">33</text:p>
          </table:table-cell>
        </table:table-row>
        <table:table-row>
          <table:table-cell table:style-name="Table1.A1" office:value-type="string">
            <text:p text:style-name="P23">f</text:p>
          </table:table-cell>
          <table:table-cell table:style-name="Table1.A1" office:value-type="string">
            <text:p text:style-name="Table_20_Contents"><text:span text:style-name="Source_20_Text">,</text:span></text:p>
          </table:table-cell>
          <table:table-cell table:style-name="Table1.A1" office:value-type="string">
            <text:p text:style-name="P23">Push x</text:p>
          </table:table-cell>
          <table:table-cell table:style-name="Table1.A1" office:value-type="string">
            <text:p text:style-name="P23">33</text:p>
          </table:table-cell>
          <table:table-cell table:style-name="Table1.A1" office:value-type="string">
            <text:p text:style-name="P25"><text:span text:style-name="Source_20_Text"><text:span text:style-name="T16">33 33 1 <text:s/>-</text:span></text:span></text:p>
          </table:table-cell>
          <table:table-cell table:style-name="Table1.A1" office:value-type="string">
            <text:p text:style-name="P23">33</text:p>
          </table:table-cell>
        </table:table-row>
        <table:table-row>
          <table:table-cell table:style-name="Table1.A1" office:value-type="string">
            <text:p text:style-name="P23">g</text:p>
          </table:table-cell>
          <table:table-cell table:style-name="Table1.A1" office:value-type="string">
            <text:p text:style-name="P23"><text:span text:style-name="Source_20_Text">B</text:span></text:p>
          </table:table-cell>
          <table:table-cell table:style-name="Table1.A1" office:value-type="string">
            <text:p text:style-name="P23">Load B</text:p>
          </table:table-cell>
          <table:table-cell table:style-name="Table1.A1" office:value-type="string">
            <text:p text:style-name="P23">2</text:p>
          </table:table-cell>
          <table:table-cell table:style-name="Table1.A1" office:value-type="string">
            <text:p text:style-name="P25"><text:span text:style-name="Source_20_Text"><text:span text:style-name="T16">33 33 1 <text:s/>-</text:span></text:span></text:p>
          </table:table-cell>
          <table:table-cell table:style-name="Table1.A1" office:value-type="string">
            <text:p text:style-name="P23">33</text:p>
          </table:table-cell>
        </table:table-row>
        <table:table-row>
          <table:table-cell table:style-name="Table1.A1" office:value-type="string">
            <text:p text:style-name="P23">h</text:p>
          </table:table-cell>
          <table:table-cell table:style-name="Table1.A1" office:value-type="string">
            <text:p text:style-name="P23"><text:span text:style-name="Source_20_Text">A</text:span></text:p>
          </table:table-cell>
          <table:table-cell table:style-name="Table1.A1" office:value-type="string">
            <text:p text:style-name="P23">Load A</text:p>
          </table:table-cell>
          <table:table-cell table:style-name="Table1.A1" office:value-type="string">
            <text:p text:style-name="P23">1</text:p>
          </table:table-cell>
          <table:table-cell table:style-name="Table1.A1" office:value-type="string">
            <text:p text:style-name="P25"><text:span text:style-name="Source_20_Text"><text:span text:style-name="T16">33 33 1 <text:s/>-</text:span></text:span></text:p>
          </table:table-cell>
          <table:table-cell table:style-name="Table1.A1" office:value-type="string">
            <text:p text:style-name="P23">33</text:p>
          </table:table-cell>
        </table:table-row>
      </table:table>
      <text:p text:style-name="P10"/>
      <text:p text:style-name="P16">Note that the top member of the stack is called y.</text:p>
      <text:p text:style-name="P13">So far, we have no means of removing items from the top of the slack. We do this by using operators such as <text:span text:style-name="T16">+ / * -</text:span></text:p>
      <text:p text:style-name="P13">The operators work on x and y and put the result in x, removing y from the slack. Operators therefore do the following:</text:p>
      <table:table table:name="Table4" table:style-name="Table4">
        <table:table-column table:style-name="Table4.A"/>
        <table:table-column table:style-name="Table4.B"/>
        <table:table-column table:style-name="Table4.C"/>
        <table:table-row>
          <table:table-cell table:style-name="Table4.A1" office:value-type="string">
            <text:p text:style-name="P27">Operator</text:p>
          </table:table-cell>
          <table:table-cell table:style-name="Table4.A1" office:value-type="string">
            <text:p text:style-name="P27">Function</text:p>
          </table:table-cell>
          <table:table-cell table:style-name="Table4.A1" office:value-type="string">
            <text:p text:style-name="P27">Remarks</text:p>
          </table:table-cell>
        </table:table-row>
        <table:table-row>
          <table:table-cell table:style-name="Table4.A1" office:value-type="string">
            <text:p text:style-name="P28">£</text:p>
          </table:table-cell>
          <table:table-cell table:style-name="Table4.A1" office:value-type="string">
            <text:p text:style-name="P27">x := x - 1</text:p>
          </table:table-cell>
          <table:table-cell table:style-name="Table4.A1" office:value-type="string">
            <text:p text:style-name="P27">This is the pound sign on the Nascom</text:p>
          </table:table-cell>
        </table:table-row>
        <table:table-row>
          <table:table-cell table:style-name="Table4.A1" office:value-type="string">
            <text:p text:style-name="P26">%</text:p>
          </table:table-cell>
          <table:table-cell table:style-name="Table4.A1" office:value-type="string">
            <text:p text:style-name="P27">x := x + 1</text:p>
          </table:table-cell>
          <table:table-cell table:style-name="Table4.A1" office:value-type="string">
            <text:p text:style-name="P27">Much faster than ,1+ which is equivalent</text:p>
          </table:table-cell>
        </table:table-row>
        <table:table-row>
          <table:table-cell table:style-name="Table4.A1" office:value-type="string">
            <text:p text:style-name="P28">+</text:p>
          </table:table-cell>
          <table:table-cell table:style-name="Table4.A1" office:value-type="string">
            <text:p text:style-name="P27">x := x + y</text:p>
          </table:table-cell>
          <table:table-cell table:style-name="Table4.A1" office:value-type="string">
            <text:p text:style-name="P27">y is lost. Overflow not detected (M5 2.1)</text:p>
          </table:table-cell>
        </table:table-row>
        <table:table-row>
          <table:table-cell table:style-name="Table4.A1" office:value-type="string">
            <text:p text:style-name="P26">-</text:p>
          </table:table-cell>
          <table:table-cell table:style-name="Table4.A1" office:value-type="string">
            <text:p text:style-name="P27">x := x - y</text:p>
          </table:table-cell>
          <table:table-cell table:style-name="Table4.A1" office:value-type="string">
            <text:p text:style-name="P27">y is lost. Underflow not detected</text:p>
          </table:table-cell>
        </table:table-row>
        <table:table-row>
          <table:table-cell table:style-name="Table4.A1" office:value-type="string">
            <text:p text:style-name="P26">*</text:p>
          </table:table-cell>
          <table:table-cell table:style-name="Table4.A1" office:value-type="string">
            <text:p text:style-name="P27">x := x * y</text:p>
          </table:table-cell>
          <table:table-cell table:style-name="Table4.A1" office:value-type="string">
            <text:p text:style-name="P27">y is lost. Overflowing bits put in @</text:p>
          </table:table-cell>
        </table:table-row>
        <text:soft-page-break/>
        <table:table-row>
          <table:table-cell table:style-name="Table4.A1" office:value-type="string">
            <text:p text:style-name="P26">/</text:p>
          </table:table-cell>
          <table:table-cell table:style-name="Table4.A1" office:value-type="string">
            <text:p text:style-name="P27">x := x / y</text:p>
          </table:table-cell>
          <table:table-cell table:style-name="Table4.A1" office:value-type="string">
            <text:p text:style-name="P27">y is lost. Remainder is put in @</text:p>
          </table:table-cell>
        </table:table-row>
      </table:table>
      <text:p text:style-name="P10"/>
      <text:p text:style-name="Heading_20_3"><text:span text:style-name="Source_20_Text">EXAMPLES</text:span></text:p>
      <text:p text:style-name="P17"><text:span text:style-name="Source_20_Text"><text:tab/>Program: A,B+=?<text:tab/><text:tab/>Initially A=</text:span><text:span text:style-name="Source_20_Text"><text:span text:style-name="T20">1 </text:span></text:span><text:span text:style-name="Source_20_Text">B=2 </text:span></text:p>
      <text:p text:style-name="Text_20_body"><text:span text:style-name="Source_20_Text"><text:tab/> <text:s text:c="2"/>step: abedef</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4">STEP</text:p>
          </table:table-cell>
          <table:table-cell table:style-name="Table2.A1" office:value-type="string">
            <text:p text:style-name="P24">SYMBOL</text:p>
          </table:table-cell>
          <table:table-cell table:style-name="Table2.A1" office:value-type="string">
            <text:p text:style-name="P24">MEANS</text:p>
          </table:table-cell>
          <table:table-cell table:style-name="Table2.A1" office:value-type="string">
            <text:p text:style-name="P24">x</text:p>
          </table:table-cell>
          <table:table-cell table:style-name="Table2.A1" office:value-type="string">
            <text:p text:style-name="P24"><text:span text:style-name="T21">y <text:s text:c="3"/>Rest of stack</text:span></text:p>
          </table:table-cell>
        </table:table-row>
        <table:table-row>
          <table:table-cell table:style-name="Table2.A1" office:value-type="string">
            <text:p text:style-name="P24"/>
          </table:table-cell>
          <table:table-cell table:style-name="Table2.A1" office:value-type="string">
            <text:p text:style-name="P24"><text:span text:style-name="Source_20_Text">A</text:span></text:p>
          </table:table-cell>
          <table:table-cell table:style-name="Table2.A1" office:value-type="string">
            <text:p text:style-name="P24">Load A</text:p>
          </table:table-cell>
          <table:table-cell table:style-name="Table2.A1" office:value-type="string">
            <text:p text:style-name="P24">1</text:p>
          </table:table-cell>
          <table:table-cell table:style-name="Table2.A1" office:value-type="string">
            <text:p text:style-name="P29"><text:span text:style-name="Source_20_Text">? <text:s/>- <text:s/>- <text:s/>-</text:span></text:p>
          </table:table-cell>
        </table:table-row>
        <table:table-row>
          <table:table-cell table:style-name="Table2.A1" office:value-type="string">
            <text:p text:style-name="P24">b</text:p>
          </table:table-cell>
          <table:table-cell table:style-name="Table2.A1" office:value-type="string">
            <text:p text:style-name="P29"><text:span text:style-name="Source_20_Text">,</text:span></text:p>
          </table:table-cell>
          <table:table-cell table:style-name="Table2.A1" office:value-type="string">
            <text:p text:style-name="P24">Push x</text:p>
          </table:table-cell>
          <table:table-cell table:style-name="Table2.A1" office:value-type="string">
            <text:p text:style-name="P24">1</text:p>
          </table:table-cell>
          <table:table-cell table:style-name="Table2.A1" office:value-type="string">
            <text:p text:style-name="P29"><text:span text:style-name="Source_20_Text"><text:span text:style-name="T16">1 <text:s/>- <text:s/>- <text:s/>- </text:span></text:span></text:p>
          </table:table-cell>
        </table:table-row>
        <table:table-row>
          <table:table-cell table:style-name="Table2.A1" office:value-type="string">
            <text:p text:style-name="P24">c</text:p>
          </table:table-cell>
          <table:table-cell table:style-name="Table2.A1" office:value-type="string">
            <text:p text:style-name="P24"><text:span text:style-name="Source_20_Text"><text:span text:style-name="T21">B</text:span></text:span></text:p>
          </table:table-cell>
          <table:table-cell table:style-name="Table2.A1" office:value-type="string">
            <text:p text:style-name="P24">Load <text:span text:style-name="T21">B</text:span></text:p>
          </table:table-cell>
          <table:table-cell table:style-name="Table2.A1" office:value-type="string">
            <text:p text:style-name="P30">2</text:p>
          </table:table-cell>
          <table:table-cell table:style-name="Table2.A1" office:value-type="string">
            <text:p text:style-name="P29"><text:span text:style-name="Source_20_Text"><text:span text:style-name="T16">1 <text:s/>- <text:s/>- <text:s/>- </text:span></text:span></text:p>
          </table:table-cell>
        </table:table-row>
        <table:table-row>
          <table:table-cell table:style-name="Table2.A1" office:value-type="string">
            <text:p text:style-name="P30">d</text:p>
          </table:table-cell>
          <table:table-cell table:style-name="Table2.A1" office:value-type="string">
            <text:p text:style-name="P29"><text:span text:style-name="Source_20_Text"><text:span text:style-name="T21">+</text:span></text:span></text:p>
          </table:table-cell>
          <table:table-cell table:style-name="Table2.A1" office:value-type="string">
            <text:p text:style-name="P30">x:=x+y</text:p>
          </table:table-cell>
          <table:table-cell table:style-name="Table2.A1" office:value-type="string">
            <text:p text:style-name="P24">3</text:p>
          </table:table-cell>
          <table:table-cell table:style-name="Table2.A1" office:value-type="string">
            <text:p text:style-name="P29"><text:span text:style-name="Source_20_Text"><text:span text:style-name="T16">- <text:s/>- <text:s/>- <text:s/>-</text:span></text:span></text:p>
          </table:table-cell>
        </table:table-row>
        <table:table-row>
          <table:table-cell table:style-name="Table2.A1" office:value-type="string">
            <text:p text:style-name="P24"><text:span text:style-name="T21">e-</text:span>f</text:p>
          </table:table-cell>
          <table:table-cell table:style-name="Table2.A1" office:value-type="string">
            <text:p text:style-name="P29"><text:span text:style-name="Source_20_Text"><text:span text:style-name="T21">=?</text:span></text:span></text:p>
          </table:table-cell>
          <table:table-cell table:style-name="Table2.A1" office:value-type="string">
            <text:p text:style-name="P30">Display</text:p>
          </table:table-cell>
          <table:table-cell table:style-name="Table2.A1" office:value-type="string">
            <text:p text:style-name="P24">3</text:p>
          </table:table-cell>
          <table:table-cell table:style-name="Table2.A1" office:value-type="string">
            <text:p text:style-name="P29"><text:span text:style-name="Source_20_Text"><text:span text:style-name="T16">- <text:s/>- <text:s/>- <text:s/>-</text:span></text:span></text:p>
          </table:table-cell>
        </table:table-row>
      </table:table>
      <text:p text:style-name="P11"><text:span text:style-name="Source_20_Text"/></text:p>
      <text:p text:style-name="Text_20_body">The program displays the result of A+B.</text:p>
      <text:p text:style-name="P17">Program to evaluate (2*3) ♦ (7-2) and display it.</text:p>
      <text:p text:style-name="P18"><text:span text:style-name="Source_20_Text"><text:tab/>Program: 2.3*. 12- + = 9U. add result of 2 .3* to 7,2- and display,</text:span></text:p>
      <text:p text:style-name="P18"><text:span text:style-name="Source_20_Text"><text:tab/> <text:s text:c="2"/>step: abed c fghi j kl </text:span></text:p>
      <text:p text:style-name="P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4">STEP</text:p>
          </table:table-cell>
          <table:table-cell table:style-name="Table3.A1" office:value-type="string">
            <text:p text:style-name="P24">SYMBOL</text:p>
          </table:table-cell>
          <table:table-cell table:style-name="Table3.A1" office:value-type="string">
            <text:p text:style-name="P24">MEANS</text:p>
          </table:table-cell>
          <table:table-cell table:style-name="Table3.A1" office:value-type="string">
            <text:p text:style-name="P24">x</text:p>
          </table:table-cell>
          <table:table-cell table:style-name="Table3.A1" office:value-type="string">
            <text:p text:style-name="P24"><text:span text:style-name="T21">y <text:s text:c="3"/>Rest of stack</text:span></text:p>
          </table:table-cell>
        </table:table-row>
        <table:table-row>
          <table:table-cell table:style-name="Table3.A1" office:value-type="string">
            <text:p text:style-name="P24"/>
          </table:table-cell>
          <table:table-cell table:style-name="Table3.A1" office:value-type="string">
            <text:p text:style-name="P24"><text:span text:style-name="Source_20_Text">A</text:span></text:p>
          </table:table-cell>
          <table:table-cell table:style-name="Table3.A1" office:value-type="string">
            <text:p text:style-name="P24">Load A</text:p>
          </table:table-cell>
          <table:table-cell table:style-name="Table3.A1" office:value-type="string">
            <text:p text:style-name="P24">1</text:p>
          </table:table-cell>
          <table:table-cell table:style-name="Table3.A1" office:value-type="string">
            <text:p text:style-name="P29"><text:span text:style-name="Source_20_Text">? <text:s/>- <text:s/>- <text:s/>-</text:span></text:p>
          </table:table-cell>
        </table:table-row>
        <table:table-row>
          <table:table-cell table:style-name="Table3.A1" office:value-type="string">
            <text:p text:style-name="P24">b</text:p>
          </table:table-cell>
          <table:table-cell table:style-name="Table3.A1" office:value-type="string">
            <text:p text:style-name="P29"><text:span text:style-name="Source_20_Text">,</text:span></text:p>
          </table:table-cell>
          <table:table-cell table:style-name="Table3.A1" office:value-type="string">
            <text:p text:style-name="P24">Push x</text:p>
          </table:table-cell>
          <table:table-cell table:style-name="Table3.A1" office:value-type="string">
            <text:p text:style-name="P24">1</text:p>
          </table:table-cell>
          <table:table-cell table:style-name="Table3.A1" office:value-type="string">
            <text:p text:style-name="P29"><text:span text:style-name="Source_20_Text"><text:span text:style-name="T16">1 <text:s/>- <text:s/>- <text:s/>- </text:span></text:span></text:p>
          </table:table-cell>
        </table:table-row>
        <table:table-row>
          <table:table-cell table:style-name="Table3.A1" office:value-type="string">
            <text:p text:style-name="P24">c</text:p>
          </table:table-cell>
          <table:table-cell table:style-name="Table3.A1" office:value-type="string">
            <text:p text:style-name="P24"><text:span text:style-name="Source_20_Text"><text:span text:style-name="T21">B</text:span></text:span></text:p>
          </table:table-cell>
          <table:table-cell table:style-name="Table3.A1" office:value-type="string">
            <text:p text:style-name="P24">Load <text:span text:style-name="T21">B</text:span></text:p>
          </table:table-cell>
          <table:table-cell table:style-name="Table3.A1" office:value-type="string">
            <text:p text:style-name="P30">2</text:p>
          </table:table-cell>
          <table:table-cell table:style-name="Table3.A1" office:value-type="string">
            <text:p text:style-name="P29"><text:span text:style-name="Source_20_Text"><text:span text:style-name="T16">1 <text:s/>- <text:s/>- <text:s/>- </text:span></text:span></text:p>
          </table:table-cell>
        </table:table-row>
        <table:table-row>
          <table:table-cell table:style-name="Table3.A1" office:value-type="string">
            <text:p text:style-name="P30">d</text:p>
          </table:table-cell>
          <table:table-cell table:style-name="Table3.A1" office:value-type="string">
            <text:p text:style-name="P29"><text:span text:style-name="Source_20_Text"><text:span text:style-name="T21">+</text:span></text:span></text:p>
          </table:table-cell>
          <table:table-cell table:style-name="Table3.A1" office:value-type="string">
            <text:p text:style-name="P30">x:=x+y</text:p>
          </table:table-cell>
          <table:table-cell table:style-name="Table3.A1" office:value-type="string">
            <text:p text:style-name="P24">3</text:p>
          </table:table-cell>
          <table:table-cell table:style-name="Table3.A1" office:value-type="string">
            <text:p text:style-name="P29"><text:span text:style-name="Source_20_Text"><text:span text:style-name="T16">- <text:s/>- <text:s/>- <text:s/>-</text:span></text:span></text:p>
          </table:table-cell>
        </table:table-row>
        <table:table-row>
          <table:table-cell table:style-name="Table3.A1" office:value-type="string">
            <text:p text:style-name="P24"><text:span text:style-name="T21">e-</text:span>f</text:p>
          </table:table-cell>
          <table:table-cell table:style-name="Table3.A1" office:value-type="string">
            <text:p text:style-name="P29"><text:span text:style-name="Source_20_Text"><text:span text:style-name="T21">=?</text:span></text:span></text:p>
          </table:table-cell>
          <table:table-cell table:style-name="Table3.A1" office:value-type="string">
            <text:p text:style-name="P30">Display</text:p>
          </table:table-cell>
          <table:table-cell table:style-name="Table3.A1" office:value-type="string">
            <text:p text:style-name="P24">3</text:p>
          </table:table-cell>
          <table:table-cell table:style-name="Table3.A1" office:value-type="string">
            <text:p text:style-name="P29"><text:span text:style-name="Source_20_Text"><text:span text:style-name="T16">- <text:s/>- <text:s/>- <text:s/>-</text:span></text:span></text:p>
          </table:table-cell>
        </table:table-row>
      </table:table>
      <text:p text:style-name="P18"/>
      <text:p text:style-name="P18">NOTE The operators # and &amp; only affect x and are equivalent to ,1- and ,1+ (although faster and <text:s/>shorter).</text:p>
      <text:p text:style-name="P18">Imagine we want to store the result of multiplying N by M in A. In Basic this Is A=M*N But in M5 this is M.N-A </text:p>
      <text:p text:style-name="P12"/>
      <text:p text:style-name="Heading_20_3"><text:soft-page-break/>Getting Data In</text:p>
      <text:p text:style-name="P14"><text:span text:style-name="T17">Data in M5 is Input from the keyboard. The program requests a number from the keyboard when </text:span>it encounters a LOAD ? <text:span text:style-name="T17">i.e., a ? in the program, not following =.</text:span></text:p>
      <text:p text:style-name="P14">A number is terminated by any non <text:span text:style-name="T17">numeric </text:span>character. Usually th<text:span text:style-name="T17">e user will type a space after the number </text:span>and the program will continue <text:span text:style-name="T17">on the same line, otherwise he will use a newline after typing the number</text:span>.</text:p>
      <text:p text:style-name="P14">EXAMPLE ?,?•«? will prompt for a number, then another and print the product.</text:p>
      <text:p text:style-name="Heading_20_3">String print </text:p>
      <text:p text:style-name="Text_20_body">Any string of characters surrounded by quotes “"is printed to the display exactly as written- including newlines etc. </text:p>
      <text:p text:style-name="Text_20_body">e.g. “Input the number" </text:p>
      <text:p text:style-name="Text_20_body">N.B. A jump will find labels in a string so beware of using (in a string. A nicer version of the program above Is: </text:p>
      <text:p text:style-name="P14">“NUMBER" ?. "TIMES BY”?*" IS *’■? A newline is produced by a newline between quotes. </text:p>
      <text:p text:style-name="Heading_20_3"><text:span text:style-name="T17">Loops </text:span>and jumps </text:p>
      <text:p text:style-name="P20"><text:span text:style-name="T1">A way of repeating operations is almost essential in a programming language. In M</text:span><text:span text:style-name="T4">5</text:span><text:span text:style-name="T1"> this is done by using using jumps and labels.</text:span></text:p>
      <text:p text:style-name="P20"><text:span text:style-name="T1">A label is represented in M5 by </text:span><text:span text:style-name="T4">(</text:span><text:span text:style-name="T5">n</text:span><text:span text:style-name="T1"> where </text:span><text:span text:style-name="T5">n</text:span><text:span text:style-name="T1"> is any symbol which an be entered at the</text:span> keyboard. <text:span text:style-name="T24">Examples are: </text:span><text:span text:style-name="Source_20_Text"><text:span text:style-name="T24">(A <text:s/>(! <text:s/>(1 <text:s/>(.</text:span></text:span></text:p>
      <text:p text:style-name="P20">A jump is represented by <text:span text:style-name="T24">)</text:span><text:span text:style-name="T14">kn</text:span><text:span text:style-name="T24"> </text:span>where <text:span text:style-name="T13">n</text:span> is a symbol which matches a label, and <text:span text:style-name="T13">k </text:span>is a condition code indicating what condition involving x or x and y must be true for the jump to <text:span text:style-name="T24">occur. </text:span>Valid condition codes ar<text:span text:style-name="T24">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31">Character</text:p>
          </table:table-cell>
          <table:table-cell table:style-name="Table5.A1" office:value-type="string">
            <text:p text:style-name="P31">Jump occurs if</text:p>
          </table:table-cell>
          <table:table-cell table:style-name="Table5.A1" office:value-type="string">
            <text:p text:style-name="P31">Comments</text:p>
          </table:table-cell>
        </table:table-row>
        <table:table-row>
          <table:table-cell table:style-name="Table5.A1" office:value-type="string">
            <text:p text:style-name="P31">U</text:p>
          </table:table-cell>
          <table:table-cell table:style-name="Table5.A1" office:value-type="string">
            <text:p text:style-name="P31">Unconditional</text:p>
          </table:table-cell>
          <table:table-cell table:style-name="Table5.A1" office:value-type="string">
            <text:p text:style-name="P31">U stands for Unconditional</text:p>
          </table:table-cell>
        </table:table-row>
        <table:table-row>
          <table:table-cell table:style-name="Table5.A1" office:value-type="string">
            <text:p text:style-name="P31">Z</text:p>
          </table:table-cell>
          <table:table-cell table:style-name="Table5.A1" office:value-type="string">
            <text:p text:style-name="P31">x == 0</text:p>
          </table:table-cell>
          <table:table-cell table:style-name="Table5.A1" office:value-type="string">
            <text:p text:style-name="P31">Z stands for Zero</text:p>
          </table:table-cell>
        </table:table-row>
        <table:table-row>
          <table:table-cell table:style-name="Table5.A1" office:value-type="string">
            <text:p text:style-name="P31">N</text:p>
          </table:table-cell>
          <table:table-cell table:style-name="Table5.A1" office:value-type="string">
            <text:p text:style-name="P31">x != 0</text:p>
          </table:table-cell>
          <table:table-cell table:style-name="Table5.A1" office:value-type="string">
            <text:p text:style-name="P31">N stands for Non-zero</text:p>
          </table:table-cell>
        </table:table-row>
        <table:table-row>
          <table:table-cell table:style-name="Table5.A1" office:value-type="string">
            <text:p text:style-name="P31">E</text:p>
          </table:table-cell>
          <table:table-cell table:style-name="Table5.A1" office:value-type="string">
            <text:p text:style-name="P31">x == y</text:p>
          </table:table-cell>
          <table:table-cell table:style-name="Table5.A1" office:value-type="string">
            <text:p text:style-name="P31">E stands for Equal</text:p>
          </table:table-cell>
        </table:table-row>
        <table:table-row>
          <table:table-cell table:style-name="Table5.A1" office:value-type="string">
            <text:p text:style-name="P31">X</text:p>
          </table:table-cell>
          <table:table-cell table:style-name="Table5.A1" office:value-type="string">
            <text:p text:style-name="P31">x != y</text:p>
          </table:table-cell>
          <table:table-cell table:style-name="Table5.A1" office:value-type="string">
            <text:p text:style-name="P31">X looks like notequal sign</text:p>
          </table:table-cell>
        </table:table-row>
        <table:table-row>
          <table:table-cell table:style-name="Table5.A1" office:value-type="string">
            <text:p text:style-name="P31">L</text:p>
          </table:table-cell>
          <table:table-cell table:style-name="Table5.A1" office:value-type="string">
            <text:p text:style-name="P31">x &lt;= y</text:p>
          </table:table-cell>
          <table:table-cell table:style-name="Table5.A1" office:value-type="string">
            <text:p text:style-name="P31">L stands for less-than-or-equal</text:p>
          </table:table-cell>
        </table:table-row>
        <table:table-row>
          <table:table-cell table:style-name="Table5.A1" office:value-type="string">
            <text:p text:style-name="P31">G</text:p>
          </table:table-cell>
          <table:table-cell table:style-name="Table5.A1" office:value-type="string">
            <text:p text:style-name="P31">x &gt;= y</text:p>
          </table:table-cell>
          <table:table-cell table:style-name="Table5.A1" office:value-type="string">
            <text:p text:style-name="P31">G stands for greater-than-or-equal</text:p>
          </table:table-cell>
        </table:table-row>
        <table:table-row>
          <table:table-cell table:style-name="Table5.A1" office:value-type="string">
            <text:p text:style-name="P31">M</text:p>
          </table:table-cell>
          <table:table-cell table:style-name="Table5.A1" office:value-type="string">
            <text:p text:style-name="P31">Unconditional</text:p>
          </table:table-cell>
          <table:table-cell table:style-name="Table5.A1" office:value-type="string">
            <text:p text:style-name="P31">M is Monitor; return to M5 prompt</text:p>
          </table:table-cell>
        </table:table-row>
      </table:table>
      <text:p text:style-name="P20"/>
      <text:p text:style-name="P20"/>
      <text:p text:style-name="Text_20_body"><text:soft-page-break/>EXAMPLES of valid jump symbols ar<text:span text:style-name="T24">e: </text:span><text:span text:style-name="Source_20_Text"><text:span text:style-name="T24">)UA <text:s/>)NI <text:s/>)X$ <text:s text:c="2"/>)G( <text:s text:c="3"/>(Z.</text:span></text:span></text:p>
      <text:p text:style-name="Text_20_body"><text:span text:style-name="T24">W</text:span>hen a jump symbol is re<text:span text:style-name="T24">ached, the condition indicated by </text:span><text:span text:style-name="T14">k</text:span><text:span text:style-name="T24"> is tested</text:span> a<text:span text:style-name="T24">nd if it is found to be true, a j</text:span>ump is made to the fi<text:span text:style-name="T24">rst occurrence of a label with the matching identifier symbol.</text:span></text:p>
      <text:p text:style-name="P21">EXAMPLES TODO</text:p>
      <text:p text:style-name="P21">TODO do these tests POP y off the stack? <text:span text:style-name="T25">No, they don’t.</text:span></text:p>
      <text:p text:style-name="Heading_20_2">WRITING PROGRAMS </text:p>
      <text:p text:style-name="Text_20_body"><text:span text:style-name="T1">M5 is a powerful language when all its features ar</text:span><text:span text:style-name="T3">e</text:span><text:span text:style-name="T1">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cunent variable' feature of MS. it will yield workable programs which arc easier to follow in many ways. The program can then be optimised when it has started to work. </text:p>
      <text:p text:style-name="Text_20_body">EXAMPLE. A Program to print a table of squares from 1 to 30. </text:p>
      <text:p text:style-name="Text_20_body">BASIC MS 10 PRINT “TABLE OF SQUARES" “TABLE OF SQUARES </text:p>
      <text:p text:style-name="Text_20_body">MN”° 0»N 30N«N*I (BN.I+-N 40 PRINT N. N*N N=? “ " N,N*»? “ </text:p>
      <text:p text:style-name="Text_20_body">SO IF N - 20 GOTO 30 N.20)XB 60 END )M NOTE: Newlines in output must be included between quotes in M5 programs. The numbers in MS arc not </text:p>
      <text:p text:style-name="Text_20_body">spaced on output, hence the space in the line equivalent to line 40. The MS produced will be completely sound and will run at about the same speed as the tiny Basic program. </text:p>
      <text:p text:style-name="Text_20_body">If the MS is optimised, keeping N in ”x" as much as possible and using the free layout and the &amp; operator, the speed will be considerably faster, perhaps 4-5 times faster than a fast tiny basic. Optimised: “TABLE OF SQUARES </text:p>
      <text:p text:style-name="Text_20_body">“ 0“N (B NA*N«? “ ".-2” “N.20 )XB )M </text:p>
      <text:p text:style-name="P4">THE EDITOR</text:p>
      <text:p text:style-name="Heading_20_3">Introduction </text:p>
      <text:p text:style-name="Text_20_body">The M<text:span text:style-name="T7">5</text:span> Editor is entered by typing E when in the command mode. The edit prompt of E: will appear when the editor is ready to accept input. The editor will show the point where the last instruction was executed when it is entered by positioning a cursor at this location. The cursor is a shaded in square which is denoted here by a — (underline). The cursor indicates the current position of the character pointer, and the character pointed at by the cursor appears at the top right of the screen. All manipulation of text is done relative to this cursor because there arc no line numbers in M<text:span text:style-name="T17">5</text:span>.</text:p>
      <text:p text:style-name="P14"><text:soft-page-break/>The character indicating end of file in MS is a null character which appears as a box when it is pointed at. A hazard in the M5 interpreter is that the pointer can be moved into the actual MS Interpreter. A Rule must therefore be: DO NOT use any Delete or insert commands unless you can sec where the pointer is positioned.</text:p>
      <text:p text:style-name="Heading_20_3">Commands</text:p>
      <text:p text:style-name="P14"><text:s/>To manipulate the text of a program, the user must be able to position the cursor in the required area and then operate on the text. Commands to move the pointer ar<text:span text:style-name="T17">e</text:span> as follows: </text:p>
      <text:p text:style-name="P19">&gt; <text:tab/>Move cursor forward one place<text:note text:id="ftn0" text:note-class="footnote"><text:note-citation>1</text:note-citation><text:note-body><text:p text:style-name="P32">&gt; is shift-N, &lt; is shift-M on the NASCOM under NASBUG T2/T4.</text:p></text:note-body></text:note>.</text:p>
      <text:p text:style-name="P19"><text:span text:style-name="T23">&lt;<text:tab/></text:span>Move cursor backward one place.</text:p>
      <text:p text:style-name="P19">R <text:tab/>Rewind</text:p>
      <text:p text:style-name="P19">U.<text:tab/>move cursor to the start of the file.</text:p>
      <text:p text:style-name="P19">N Move the cursor to the start of the next lime (stop at end of prog.)</text:p>
      <text:p text:style-name="P19">These commands may be repeated and if followed by a newline, will result in a printout of the text with the cursor in its new position. </text:p>
      <text:p text:style-name="Text_20_body">EXAMPLE: You have typed in a program as follows: (A "HELLO THERE " N-? " IS N WHAT NUMBER DO YOU WANT'; etc And you want to move the cursor to the spelling error. Use: RN ic. tnovc to start, move down a line, move in 5 characters. Using a space instead of a newline will not print out the text but will carry out the actions and return the edit prompt. </text:p>
      <text:p text:style-name="Text_20_body">Once we have moved thrpfompn^Thci^^jinnoTiak^3ji»rwmtwniav^omnundsTfl </text:p>
      <text:p text:style-name="Text_20_body">D Remove (delete) the character pointed at by the cursor </text:p>
      <text:p text:style-name="Text_20_body">The cursor now points to the next character along. Innnn; Insert the string nnnn before the character pointer. </text:p>
      <text:p text:style-name="P14">The terminator is a ;• Cursor points to same character. </text:p>
      <text:p text:style-name="P14">EXAMPLE: Edit ABCDERTYIJKLMNOP to replace RTY by FCH ABCDEFRTYJ K LMNOP E:R Move pointer to start the along 7 characters (to Y ) ABCDEF TY1JKLMNOP Character R appears at top R.H. side of screen. E:D Delete current character. </text:p>
      <text:p text:style-name="Text_20_body">ABCDEF- Y1JKLMNOP T appears at lop right. E:DD Delete two more. </text:p>
      <text:p text:style-name="Text_20_body">ABCDEF-JKLMNOP 1 appears at top right. E:IGHI; Insert correct characters. </text:p>
      <text:p text:style-name="P19">ABCDEFGHI - KLMNOP string now correct- O still current character.</text:p>
      <text:p text:style-name="P19">When editing is complete, the command W <text:span text:style-name="T23">is</text:span> used to return to command mode.</text:p>
      <text:p text:style-name="Heading_20_2"><text:soft-page-break/>ERROR MESSAGES</text:p>
      <text:p text:style-name="Text_20_body">When a large program is written concisely in M5, errors may be difficult to detect so good err<text:span text:style-name="T17">o</text:span>r diagnostics <text:span text:style-name="T17">a</text:span>t runtime were included. </text:p>
      <text:p text:style-name="P14">If a syntax error occurs, <text:span text:style-name="T17">o</text:span>n<text:span text:style-name="T17">e</text:span> of the following messages will appear:</text:p>
      <text:p text:style-name="P14"><text:tab/>SYM <text:span text:style-name="T17">E</text:span>RR x <text:tab/><text:tab/>The symbol x is not allowed in M5 (except in a string).</text:p>
      <text:p text:style-name="P14"><text:tab/><text:span text:style-name="T19">ID</text:span> ERR x<text:tab/><text:tab/>The symbol x is not a valid identifier, and an attempt was ma<text:span text:style-name="T17">de to <text:tab/><text:tab/><text:tab/><text:tab/>copy a</text:span> value into it. (e.g. <text:span text:style-name="T17">=x</text:span> occurred.)</text:p>
      <text:p text:style-name="P14"><text:tab/>J<text:span text:style-name="T17">I</text:span>D ERR <text:span text:style-name="T17">x<text:tab/><text:tab/>The label x was not found when a jump occurred to it.</text:span></text:p>
      <text:p text:style-name="P14"><text:tab/><text:span text:style-name="T17">JC </text:span>ERR <text:span text:style-name="T17">x<text:tab/><text:tab/>The symbol x occurred in a jump condition position and is not a <text:tab/><text:tab/><text:tab/><text:tab/>valid code (one of U Z N E X L G M).</text:span></text:p>
      <text:p text:style-name="P15"><text:tab/><text:span text:style-name="T17">ERR x<text:tab/><text:tab/><text:tab/>The symbol x caused an error to occur. (Not one of above.)</text:span></text:p>
      <text:p text:style-name="Text_20_body"><text:span text:style-name="T18">I</text:span>n addition to giving the error type, the editing cursor is set up to point at the faulty symbol, so when the editor is entered from the monitor to correct the error, the cursor is in the correct position for amendments. </text:p>
      <text:p text:style-name="Text_20_body">(N.B. in M6. JID errors are detected before the program starts to execute.) </text:p>
      <text:p text:style-name="Heading_20_2">SAMPLE PROGRAMS IN M5 </text:p>
      <text:p text:style-name="P1">Note that the main timing loop is at the beginning for higher speed. 1750 is the timekeeping constant, make smaller to speed up c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 high level language in 3/4 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1T14:46:24.027394427</dc:date>
    <meta:editing-duration>PT19H8M24S</meta:editing-duration>
    <meta:editing-cycles>14</meta:editing-cycles>
    <meta:document-statistic meta:table-count="5" meta:image-count="0" meta:object-count="0" meta:page-count="9" meta:paragraph-count="291" meta:word-count="2927" meta:character-count="15077" meta:non-whitespace-character-count="12240"/>
  </office:meta>
</office:document-meta>
</file>